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 fo:font-family="'Lucida Sans'" style:font-family-generic="swiss" style:font-pitch="variable"/>
    </style:style>
    <style:style style:name="T4" style:family="text">
      <style:text-properties fo:color="#23ff23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5" style:family="text">
      <style:text-properties fo:color="#ffcc99"/>
    </style:style>
    <style:style style:name="T6" style:family="text">
      <style:text-properties fo:color="#ffffff"/>
    </style:style>
    <style:style style:name="T7" style:family="text">
      <style:text-properties fo:color="#ccccff"/>
    </style:style>
    <style:style style:name="T8" style:family="text">
      <style:text-properties fo:color="#23ff23" fo:font-size="24pt"/>
    </style:style>
    <style:style style:name="T9" style:family="text">
      <style:text-properties fo:color="#ffff00" fo:font-size="24pt"/>
    </style:style>
    <style:style style:name="T10" style:family="text">
      <style:text-properties fo:color="#ffcc99" fo:font-size="24pt"/>
    </style:style>
    <style:style style:name="T11" style:family="text">
      <style:text-properties fo:color="#ffff00" fo:font-size="28pt"/>
    </style:style>
    <style:style style:name="T12" style:family="text">
      <style:text-properties fo:color="#ffffff" fo:font-size="28pt"/>
    </style:style>
    <style:style style:name="T13" style:family="text">
      <style:text-properties fo:color="#23ff23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ch7: arrays</presentation:footer-decl>
      <presentation:footer-decl presentation:name="ftr2">CMPTxxxx</presentation:footer-decl>
      <presentation:date-time-decl presentation:name="dtd1" presentation:source="fixed">31 January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7: Array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31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277cm" svg:x="1.055cm" svg:y="2.46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More on <text:span text:style-name="T1">applets</text:span>; running applets</text:p>
              </text:list-item>
            </text:list>
            <text:list text:style-name="L3">
              <text:list-item>
                <text:p text:style-name="P3"><text:span text:style-name="T1">While</text:span> loops</text:p>
              </text:list-item>
            </text:list>
            <text:list text:style-name="L3">
              <text:list-item>
                <text:p text:style-name="P3"><text:span text:style-name="T1">Do</text:span>/while loops</text:p>
              </text:list-item>
            </text:list>
            <text:list text:style-name="L3">
              <text:list-item>
                <text:p text:style-name="P3"><text:span text:style-name="T1">For</text:span> loops as while loops</text:p>
              </text:list-item>
            </text:list>
            <text:list text:style-name="L3">
              <text:list-item>
                <text:p text:style-name="P3"><text:span text:style-name="T1">Switch</text:span>/<text:span text:style-name="T1">case</text:span> statement</text:p>
              </text:list-item>
            </text:list>
            <text:list text:style-name="L3">
              <text:list-item>
                <text:p text:style-name="P3"><text:span text:style-name="T1">Labeled</text:span> block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Arrays in Java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Aggregate</text:span> (compound/container) data type</text:p>
              </text:list-item>
            </text:list>
            <text:list text:style-name="L3">
              <text:list-item>
                <text:list>
                  <text:list-item>
                    <text:p text:style-name="P4">All entries have <text:span text:style-name="T1">same</text:span> <text:span text:style-name="T1">ty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ize</text:span> of array is <text:span text:style-name="T1">fixed</text:span> when array is alloc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ut need not be known at compile-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rrays can be <text:span text:style-name="T1">dynamically</text:span> creat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tion in memory is usually <text:span text:style-name="T1">contiguou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dex</text:span> into array using <text:span text:style-name="T1">integer</text:span> indices from <text:span text:style-name="T2">0</text:span> up to <text:span text:style-name="T2">(size of array)-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Indexing out-of-bounds raises </text:span><text:span text:style-name="T4">ArrayIndexOutOfBoundsException</text:span><text:span text:style-name="T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orking with array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Declaring</text:span> array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nt numApples[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Allocate</text:span> array in memor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umApples = new int[10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Initializing</text:span> array entrie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umApples[3] = 1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Size</text:span> of arra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numApples.length</text:span><text:span text:style-name="T2"><text:tab/></text:span><text:tab/><text:span text:style-name="T5">// returns 1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Array initializers and constant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Initialize</text:span> an array on one lin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nt numApples[] = {5, 3, 12, 0, 3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6">Declare </text:span><text:span text:style-name="T1">constants</text:span><text:span text:style-name="T6"> using the keyword </text:span><text:span text:style-name="T2">final</text:span><text:span text:style-name="T6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nal int numApples[] = {5, 3, 12, 0, 3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inal float pi = 3.14159265358979323846264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6"><text:span text:style-name="T2"/></text:p>
              </text:list-item>
            </text:list>
            <text:list text:style-name="L3">
              <text:list-item>
                <text:p text:style-name="P3"><text:span text:style-name="T7"><text:a xlink:href="http://cmpt167.seanho.com/java/Histogram/">(Histogram.java example)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6.224cm" svg:height="3.277cm" svg:x="1cm" svg:y="0.288cm" presentation:class="title" presentation:user-transformed="true">
          <draw:text-box>
            <text:p text:style-name="P1">Pass-by-value vs. pass-by-referenc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n Java, <text:span text:style-name="T1">primitives</text:span> (int, float, boolean, etc.) are passed by <text:span text:style-name="T1">value</text:span></text:p>
              </text:list-item>
            </text:list>
            <text:list text:style-name="L3">
              <text:list-item>
                <text:p text:style-name="P3"><text:span text:style-name="T1">Objects</text:span> (including arrays) are passed by <text:span text:style-name="T1">referenc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element type of an array can be any type, including <text:span text:style-name="T1">objects</text:span>, including other <text:span text:style-name="T1">array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int </text:span><text:span text:style-name="T9">image[][]</text:span><text:span text:style-name="T8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image = new int[width][height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for (int x=0; x&lt;width; x++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8">for (int y=0; y&lt;width; y++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9">image[x][y]</text:span><text:span text:style-name="T8"> += 10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Rows may be different <text:span text:style-name="T1">length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image = new int[width][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for (int x=0; x&lt;width; x++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9">image[x] = new int[x];</text:span><text:span text:style-name="T9"><text:tab/></text:span><text:span text:style-name="T9"><text:tab/></text:span><text:span text:style-name="T10">// triangular ar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Iterating through array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1">Iterate</text:span><text:span text:style-name="T12"> through an array with a </text:span><text:span text:style-name="T13">for</text:span><text:span text:style-name="T12"> loop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for (int idx=0; idx &lt; array.length; idx++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8">sum += array[idx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2">Java has an </text:span><text:span text:style-name="T11">enhancement</text:span><text:span text:style-name="T12"> to the </text:span><text:span text:style-name="T13">for</text:span><text:span text:style-name="T12"> loop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for (</text:span><text:span text:style-name="T9">int elt : array</text:span><text:span text:style-name="T8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8">sum += el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But note <text:span text:style-name="T2">elt</text:span> is a <text:span text:style-name="T1">copy</text:span> of each element:</text:p>
              </text:list-item>
            </text:list>
            <text:list text:style-name="L3">
              <text:list-item>
                <text:list>
                  <text:list-item>
                    <text:p text:style-name="P11">Can't use this to <text:span text:style-name="T1">modify</text:span> <text:span text:style-name="T2">arra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orting arrays: bubble sor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Bubble</text:span> sort: most straightforward sort algorithm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maller</text:span> values “<text:span text:style-name="T2">bubble</text:span>” to start of ar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rger</text:span> values “<text:span text:style-name="T2">sink</text:span>” to end of ar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 nested <text:span text:style-name="T1">loops</text:span> to make several passes through ar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ch pass compares successive <text:span text:style-name="T1">pairs</text:span> of element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airs are <text:span text:style-name="T1">swapped</text:span> if in <text:span text:style-name="T2">decreasing</text:span> 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Sorting arrays: selection sor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Bubble sort is <text:span text:style-name="T1">not so fast</text:span> but is <text:span text:style-name="T1">easy</text:span> to write</text:p>
              </text:list-item>
            </text:list>
            <text:list text:style-name="L3">
              <text:list-item>
                <text:p text:style-name="P3"><text:span text:style-name="T1">Selection</text:span> sort is a little faster and almost as easy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terate</text:span> through the lis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Find <text:span text:style-name="T1">smallest</text:span> value in the <text:span text:style-name="T1">remainder</text:span> of the li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Swap</text:span> with current elemen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10">Lots of other, better algorithms for sorting:</text:p>
              </text:list-item>
            </text:list>
            <text:list text:style-name="L3">
              <text:list-item>
                <text:list>
                  <text:list-item>
                    <text:p text:style-name="P11">See CMPT231 and <text:span text:style-name="T7"><text:a xlink:href="http://www.cs.ubc.ca/~harrison/java/sorting-demo.html">demos @UBC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1b</text:span> due <text:span text:style-name="T2">tonight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petition</text:span> structur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2 </text:span><text:span text:style-name="T6">due next</text:span><text:span text:style-name="T1"> </text:span><text:span text:style-name="T2">Wed 7Feb</text:span><text:span text:style-name="T1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rrays</text:span> (magic squa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ably not a command-line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pplet</text:span> or <text:span text:style-name="T2">stand-alone</text:span> GUI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WT</text:span> or <text:span text:style-name="T2">Sw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7-01-15T12:24:22</meta:creation-date>
    <dc:creator>Sean Ho</dc:creator>
    <dc:date>2007-01-31T13:02:39</dc:date>
    <dc:language>en-US</dc:language>
    <meta:editing-cycles>36</meta:editing-cycles>
    <meta:editing-duration>PT11H51M28S</meta:editing-duration>
    <meta:user-defined meta:name="Info 1"/>
    <meta:user-defined meta:name="Info 2"/>
    <meta:user-defined meta:name="Info 3"/>
    <meta:user-defined meta:name="Info 4"/>
    <meta:document-statistic meta:object-count="202"/>
  </office:meta>
</office:document-meta>
</file>